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<text:span text:style-name="T1">italics</text:span>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5-17T20:06:26</meta:creation-date>
    <dc:creator>Bernhard Haumacher</dc:creator>
    <dc:date>2007-05-17T20:23:40</dc:date>
    <dc:language>de-DE</dc:language>
    <meta:editing-cycles>3</meta:editing-cycles>
    <meta:editing-duration>PT1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8"/>
  </office:meta>
</office:document-meta>
</file>